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officeooo:paragraph-rsid="00106c96"/>
    </style:style>
    <style:style style:name="P3" style:family="paragraph" style:parent-style-name="Standard">
      <style:text-properties style:font-name="Ubuntu1" officeooo:rsid="00121cc3" officeooo:paragraph-rsid="00121cc3"/>
    </style:style>
    <style:style style:name="P4" style:family="paragraph" style:parent-style-name="Standard">
      <style:text-properties style:font-name="Ubuntu1" officeooo:rsid="00121cc3" officeooo:paragraph-rsid="0024fffc"/>
    </style:style>
    <style:style style:name="P5" style:family="paragraph" style:parent-style-name="Standard">
      <style:text-properties style:font-name="Ubuntu1" officeooo:rsid="0012adfd" officeooo:paragraph-rsid="0024fffc"/>
    </style:style>
    <style:style style:name="P6" style:family="paragraph" style:parent-style-name="Standard">
      <style:text-properties style:font-name="Ubuntu1" officeooo:rsid="00170db1" officeooo:paragraph-rsid="00170db1"/>
    </style:style>
    <style:style style:name="P7" style:family="paragraph" style:parent-style-name="Standard">
      <style:text-properties style:font-name="Ubuntu1" officeooo:rsid="00198f10" officeooo:paragraph-rsid="00198f10"/>
    </style:style>
    <style:style style:name="P8" style:family="paragraph" style:parent-style-name="Standard">
      <style:text-properties style:font-name="Ubuntu1" officeooo:rsid="00199a29" officeooo:paragraph-rsid="00199a29"/>
    </style:style>
    <style:style style:name="P9" style:family="paragraph" style:parent-style-name="Standard">
      <style:text-properties style:font-name="Ubuntu1" officeooo:rsid="001a0aa5" officeooo:paragraph-rsid="00199a29"/>
    </style:style>
    <style:style style:name="P10" style:family="paragraph" style:parent-style-name="Standard">
      <style:text-properties style:font-name="Ubuntu1" officeooo:rsid="001a0aa5" officeooo:paragraph-rsid="001a0aa5"/>
    </style:style>
    <style:style style:name="P11" style:family="paragraph" style:parent-style-name="Standard">
      <style:text-properties style:font-name="Ubuntu1" officeooo:rsid="001a9bb8" officeooo:paragraph-rsid="001a9bb8"/>
    </style:style>
    <style:style style:name="P12" style:family="paragraph" style:parent-style-name="Standard">
      <style:text-properties style:font-name="Ubuntu1" officeooo:rsid="001c4d7d" officeooo:paragraph-rsid="001c4d7d"/>
    </style:style>
    <style:style style:name="P13" style:family="paragraph" style:parent-style-name="Standard">
      <style:text-properties style:font-name="Ubuntu1" officeooo:rsid="001d5291" officeooo:paragraph-rsid="001d5291"/>
    </style:style>
    <style:style style:name="P14" style:family="paragraph" style:parent-style-name="Standard">
      <style:text-properties style:font-name="Ubuntu1" officeooo:rsid="001fb248" officeooo:paragraph-rsid="001fb248"/>
    </style:style>
    <style:style style:name="P15" style:family="paragraph" style:parent-style-name="Standard">
      <style:text-properties style:font-name="Ubuntu1" officeooo:rsid="0022823e" officeooo:paragraph-rsid="0022823e"/>
    </style:style>
    <style:style style:name="P16" style:family="paragraph" style:parent-style-name="Standard">
      <style:text-properties style:font-name="Ubuntu1" officeooo:rsid="0023f359" officeooo:paragraph-rsid="0023f359"/>
    </style:style>
    <style:style style:name="P17" style:family="paragraph" style:parent-style-name="Standard">
      <style:text-properties style:font-name="Ubuntu1" officeooo:rsid="0023f359" officeooo:paragraph-rsid="0024c8e2"/>
    </style:style>
    <style:style style:name="P18" style:family="paragraph" style:parent-style-name="Standard">
      <style:text-properties style:font-name="Ubuntu1" officeooo:rsid="0023f359" officeooo:paragraph-rsid="0024fe52"/>
    </style:style>
    <style:style style:name="P19" style:family="paragraph" style:parent-style-name="Standard">
      <style:text-properties style:font-name="Ubuntu1" officeooo:rsid="0023f359" officeooo:paragraph-rsid="0024fffc"/>
    </style:style>
    <style:style style:name="P20" style:family="paragraph" style:parent-style-name="Standard">
      <style:text-properties style:font-name="Ubuntu1" officeooo:paragraph-rsid="0023f359"/>
    </style:style>
    <style:style style:name="P21" style:family="paragraph" style:parent-style-name="Standard">
      <style:text-properties style:font-name="Ubuntu1" officeooo:rsid="0024fffc" officeooo:paragraph-rsid="0024fffc"/>
    </style:style>
    <style:style style:name="P22" style:family="paragraph" style:parent-style-name="Standard">
      <style:text-properties style:font-name="Ubuntu1" officeooo:paragraph-rsid="001fb248"/>
    </style:style>
    <style:style style:name="P23" style:family="paragraph" style:parent-style-name="Standard">
      <style:text-properties style:font-name="Ubuntu1" officeooo:rsid="0026cb1a" officeooo:paragraph-rsid="0026cb1a"/>
    </style:style>
    <style:style style:name="P24" style:family="paragraph" style:parent-style-name="Standard">
      <style:text-properties style:font-name="Ubuntu1" officeooo:rsid="002a9443" officeooo:paragraph-rsid="002c1827"/>
    </style:style>
    <style:style style:name="P25" style:family="paragraph" style:parent-style-name="Standard">
      <style:text-properties style:font-name="Ubuntu1" officeooo:rsid="002efc2f" officeooo:paragraph-rsid="002efc2f"/>
    </style:style>
    <style:style style:name="P26" style:family="paragraph" style:parent-style-name="Standard">
      <style:text-properties style:font-name="Ubuntu1" officeooo:rsid="00303f29" officeooo:paragraph-rsid="00303f29"/>
    </style:style>
    <style:style style:name="P27" style:family="paragraph" style:parent-style-name="Standard">
      <style:text-properties style:font-name="Ubuntu" officeooo:rsid="001962be" officeooo:paragraph-rsid="00121cc3"/>
    </style:style>
    <style:style style:name="P28" style:family="paragraph" style:parent-style-name="Standard">
      <style:text-properties style:font-name="Ubuntu" officeooo:rsid="0068d090" officeooo:paragraph-rsid="00121cc3"/>
    </style:style>
    <style:style style:name="P29" style:family="paragraph" style:parent-style-name="Standard">
      <style:text-properties style:font-name="Ubuntu1" officeooo:rsid="0024fe52" officeooo:paragraph-rsid="0024fe52"/>
    </style:style>
    <style:style style:name="P30" style:family="paragraph" style:parent-style-name="Standard">
      <style:text-properties style:font-name="Ubuntu1" officeooo:rsid="00121cc3" officeooo:paragraph-rsid="0023f359"/>
    </style:style>
    <style:style style:name="P31" style:family="paragraph" style:parent-style-name="Standard">
      <style:text-properties style:font-name="Ubuntu1" officeooo:rsid="002ad8d5" officeooo:paragraph-rsid="002c1827"/>
    </style:style>
    <style:style style:name="P32" style:family="paragraph" style:parent-style-name="Standard">
      <style:text-properties style:font-name="Ubuntu" officeooo:rsid="0068d090" officeooo:paragraph-rsid="00121cc3"/>
    </style:style>
    <style:style style:name="T1" style:family="text">
      <style:text-properties officeooo:rsid="00106c96"/>
    </style:style>
    <style:style style:name="T2" style:family="text">
      <style:text-properties style:text-underline-style="solid" style:text-underline-width="auto" style:text-underline-color="font-color"/>
    </style:style>
    <style:style style:name="T3" style:family="text">
      <style:text-properties officeooo:rsid="00157a12"/>
    </style:style>
    <style:style style:name="T4" style:family="text">
      <style:text-properties officeooo:rsid="0009fc0a"/>
    </style:style>
    <style:style style:name="T5" style:family="text">
      <style:text-properties officeooo:rsid="0032ae71"/>
    </style:style>
    <style:style style:name="T6" style:family="text">
      <style:text-properties officeooo:rsid="003308bc"/>
    </style:style>
    <style:style style:name="T7" style:family="text">
      <style:text-properties officeooo:rsid="007006e6"/>
    </style:style>
    <style:style style:name="T8" style:family="text">
      <style:text-properties officeooo:rsid="006c1d9d"/>
    </style:style>
    <style:style style:name="T9" style:family="text">
      <style:text-properties officeooo:rsid="006d25b4"/>
    </style:style>
    <style:style style:name="T10" style:family="text">
      <style:text-properties officeooo:rsid="00121cc3"/>
    </style:style>
    <style:style style:name="T11" style:family="text">
      <style:text-properties officeooo:rsid="001482ba"/>
    </style:style>
    <style:style style:name="T12" style:family="text">
      <style:text-properties officeooo:rsid="001487b1"/>
    </style:style>
    <style:style style:name="T13" style:family="text">
      <style:text-properties officeooo:rsid="0018c087"/>
    </style:style>
    <style:style style:name="T14" style:family="text">
      <style:text-properties officeooo:rsid="001d5291"/>
    </style:style>
    <style:style style:name="T15" style:family="text">
      <style:text-properties officeooo:rsid="001eac71"/>
    </style:style>
    <style:style style:name="T16" style:family="text">
      <style:text-properties officeooo:rsid="001fb248"/>
    </style:style>
    <style:style style:name="T17" style:family="text">
      <style:text-properties officeooo:rsid="0020cf8f"/>
    </style:style>
    <style:style style:name="T18" style:family="text">
      <style:text-properties officeooo:rsid="0022823e"/>
    </style:style>
    <style:style style:name="T19" style:family="text">
      <style:text-properties officeooo:rsid="0023f359"/>
    </style:style>
    <style:style style:name="T20" style:family="text">
      <style:text-properties officeooo:rsid="0024562a"/>
    </style:style>
    <style:style style:name="T21" style:family="text">
      <style:text-properties officeooo:rsid="0024c8e2"/>
    </style:style>
    <style:style style:name="T22" style:family="text">
      <style:text-properties officeooo:rsid="0024fe52"/>
    </style:style>
    <style:style style:name="T23" style:family="text">
      <style:text-properties officeooo:rsid="0024fffc"/>
    </style:style>
    <style:style style:name="T24" style:family="text">
      <style:text-properties officeooo:rsid="0028c246"/>
    </style:style>
    <style:style style:name="T25" style:family="text">
      <style:text-properties officeooo:rsid="002ad8d5"/>
    </style:style>
    <style:style style:name="T26" style:family="text">
      <style:text-properties officeooo:rsid="00303f29"/>
    </style:style>
    <style:style style:name="T27" style:family="text">
      <style:text-properties officeooo:rsid="00320a23"/>
    </style:style>
    <style:style style:name="T28" style:family="text">
      <style:text-properties officeooo:rsid="003395a7"/>
    </style:style>
    <style:style style:name="T29" style:family="text">
      <style:text-properties officeooo:rsid="00342603"/>
    </style:style>
    <style:style style:name="T30" style:family="text">
      <style:text-properties officeooo:rsid="0035af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 README file (README.odt) for apparatus detail.</text:p>
      <text:p text:style-name="P1"/>
      <text:p text:style-name="P2">Innovator<text:span text:style-name="T3">s</text:span>: <text:s/><text:tab/><text:span text:style-name="T3">Liselotte Scheu dba Scheus Rainbow Army</text:span> <text:s text:c="2"/>email: <text:span text:style-name="T4">kappa@dekka</text:span>.com</text:p>
      <text:p text:style-name="P2"><text:tab/><text:tab/>17600 S. Pacific HWY #20</text:p>
      <text:p text:style-name="P2"><text:tab/><text:tab/>Marylhurst, OR 97036-0020</text:p>
      <text:p text:style-name="P2"><text:tab/><text:tab/>usa</text:p>
      <text:p text:style-name="P2"><text:tab/><text:tab/>Place of performance:<text:tab/><text:tab/><text:span text:style-name="T3">place of business</text:span></text:p>
      <text:p text:style-name="P2"><text:tab/><text:tab/>Employer status: <text:tab/><text:tab/><text:tab/>self-employed (SB)</text:p>
      <text:p text:style-name="P2"><text:tab/><text:tab/><text:span text:style-name="T3">Contribution:<text:tab/><text:tab/><text:tab/><text:tab/>commercial, material, motivational support</text:span></text:p>
      <text:p text:style-name="P2"/>
      <text:p text:style-name="P2"><text:tab/><text:tab/><text:span text:style-name="T3">Benjamin Brink<text:tab/><text:tab/><text:tab/>c/o Scheus Rainbow Army</text:span></text:p>
      <text:p text:style-name="P2"><text:tab/><text:tab/>Origin:<text:tab/><text:tab/><text:tab/><text:tab/><text:tab/>self</text:p>
      <text:p text:style-name="P2"><text:tab/><text:tab/>Innovator representative:<text:tab/><text:tab/>self</text:p>
      <text:p text:style-name="P2"><text:tab/><text:tab/>New technology representative: <text:tab/><text:span text:style-name="T3">self</text:span></text:p>
      <text:p text:style-name="P2"/>
      <text:p text:style-name="P1">Abstract </text:p>
      <text:p text:style-name="P1"/>
      <text:p text:style-name="P27">This hardware design is for building an indoor <text:span text:style-name="T5">television (</text:span>tv<text:span text:style-name="T5">)</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6">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1"/>
      <text:p text:style-name="P1">Background <text:span text:style-name="T10">of</text:span> the invention</text:p>
      <text:p text:style-name="P1"/>
      <text:p text:style-name="P28"><text:span text:style-name="T7">In 1981, a </text:span>high school <text:span text:style-name="T8">student attempted to reconcile electromagnetism taught in physics with electromagnetism taught in analog electronics courses using a thought experiment.</text:span> <text:s/><text:span text:style-name="T7">It didn't take long to see a potential for developing</text:span> a fast, <text:span text:style-name="T7">energy </text:span>efficient ion drive for space travel. <text:span text:style-name="T8">In between years of virtual dust collecting on mental notes, the experiment matured with experience and teasing from observations of mystifying, often natural phenomenon. </text:span></text:p>
      <text:p text:style-name="P28"/>
      <text:p text:style-name="P28"><text:span text:style-name="T8">T</text:span>he project <text:span text:style-name="T9">is ready to be worked in a lab, and yet</text:span> has reached an impasse. <text:s/>A <text:span text:style-name="T9">handful of</text:span> retire<text:span text:style-name="T9">e</text:span>s <text:span text:style-name="T9">and their friends just don't have the resources</text:span> <text:span text:style-name="T9">for testing in a lab with expensive tools and labor. <text:s/>To qualify for fu</text:span>nd<text:span text:style-name="T9">s or resources from any organization</text:span> requires demonstrati<text:span text:style-name="T9">ng</text:span> a proof-of-concept <text:span text:style-name="T9">prototype; <text:s/>This is a sensible request yet undoubtedly </text:span><text:soft-page-break/><text:span text:style-name="T9">wrapped in typical bureaucratic quagmire worthy of sinking most any big dream in a bog of red tape. <text:s/>How does one create</text:span> a demo <text:span text:style-name="T9">worthy of building confidence in a concept</text:span> when competing projects already <text:span text:style-name="T9">work and are</text:span> backed by billions of dollars of resources and investments?</text:p>
      <text:p text:style-name="P28"/>
      <text:p text:style-name="P28">On March 2, 2015 this mousey project gained new footing with introduction of a practical strategy: Demonstrate a part of the proof-of-concept by re-engineering a technology staple: the tv antenna. <text:s/>That same day, the functional nature of a new antenna design was readily adopted as if playing roles in a sci-fi drama cobbling together alien technology to fix reception on the last working tv in town. The balun was artfully integrated into the antenna on May 19, 2015 as a way to boost signal quality and strength.</text:p>
      <text:p text:style-name="P1"/>
      <text:p text:style-name="P1">Section III.D. Test data and source of error.</text:p>
      <text:p text:style-name="P1"/>
      <text:p text:style-name="P1">General conditions <text:span text:style-name="T19">and description</text:span></text:p>
      <text:p text:style-name="P1"/>
      <text:p text:style-name="P20">"Garage" <text:span text:style-name="T10">style DIY prototyping and </text:span>test<text:span text:style-name="T10">ing</text:span> were performed to <text:span text:style-name="T10">identify and refine design characteristics</text:span>. </text:p>
      <text:p text:style-name="P20"/>
      <text:p text:style-name="P16">Fabrication process</text:p>
      <text:p text:style-name="P16"/>
      <text:p text:style-name="P17">Fabrication <text:span text:style-name="T20">tools consisted mainly of common toolbox items: a</text:span> box cutter, wire strippers, needle nose pliers, scissors, <text:span text:style-name="T21">metal file, paper</text:span> <text:span text:style-name="T20">and pen; Occasionally a volt meter was used to check continuity</text:span>. <text:span text:style-name="T20">The work</text:span>bench <text:span text:style-name="T20">was mainly the space between a</text:span> computer keyboard <text:span text:style-name="T20">and the edge of the desk</text:span>; I use +1.75 over-the-counter reading glasses <text:span text:style-name="T20">to magnification.</text:span></text:p>
      <text:p text:style-name="P17"/>
      <text:p text:style-name="P17">Materials were salvaged from local 75ohm coaxial cable, cat 5-e, phone, <text:span text:style-name="T21">a few copper plumbing fittings</text:span> and desktop computer power supplies. An exception was a bag of K&amp;S Precision assorted sample metal tubing and plates bought from Grainger (part# 6HCU3). <text:s/><text:span text:style-name="T20">Some of the</text:span> assorted metals <text:span text:style-name="T20">were used to make</text:span> connectors.</text:p>
      <text:p text:style-name="P17"/>
      <text:p text:style-name="P18"><text:span text:style-name="T21">Experience showed that the</text:span> quality of the connector (and connection) is <text:span text:style-name="T21">significant to</text:span> th<text:span text:style-name="T20">is</text:span> antenna design. All sharp and rough surfaces were carefully smoothed during assembly using a metal file and increasingly fine grain sandpaper and cloth surfaces.</text:p>
      <text:p text:style-name="P18"/>
      <text:p text:style-name="P29">Test setup</text:p>
      <text:p text:style-name="P18"/>
      <text:p text:style-name="P19"><text:span text:style-name="T22">Testing mainly consisted of waiting until the weather wasn't raining or heavy overcast, and </text:span><text:soft-page-break/><text:span text:style-name="T22">clearing the test area of as many metal items as possible to minimize EMI. </text:span></text:p>
      <text:p text:style-name="P19"/>
      <text:p text:style-name="P19">One funny experience happened when <text:span text:style-name="T22">some</text:span> really great results <text:span text:style-name="T22">came</text:span> from a hare-brained design --<text:span text:style-name="T22">using the external balun (version 2 without antenna)</text:span>. I was seeing some of the best <text:span text:style-name="T29">informal </text:span>results yet --from the custom, independent balun <text:span text:style-name="T22">with two monopole ie dipole interferometer appearing connections that protruded from the RF protected unit</text:span>; I went through a battery of baluns I had made. They all were performing similarly --a good sign that workmanship and design are reliable. A few hours later, I saw Danny-cat leave from the other side of the window sill that <text:span text:style-name="T22">held the</text:span> <text:span text:style-name="T29">test cases</text:span> and the configuration stopped working; Apparently <text:span text:style-name="T29">the cat</text:span> had been napping there. Oh well. <text:line-break/></text:p>
      <text:p text:style-name="P21">Test procedure</text:p>
      <text:p text:style-name="P21"/>
      <text:p text:style-name="P4">Procedure</text:p>
      <text:p text:style-name="P4">0. <text:span text:style-name="T23">collect and </text:span>set up test appar<text:span text:style-name="T19">a</text:span>tus. <text:span text:style-name="T23">Including powering tv</text:span></text:p>
      <text:p text:style-name="P4">1. auto program channels</text:p>
      <text:p text:style-name="P4">2. choose local channel 2, 6, 8, or 10</text:p>
      <text:p text:style-name="P4">3. re-auto program channels.</text:p>
      <text:p text:style-name="P4">4. record count of channels detected by tv</text:p>
      <text:p text:style-name="P4">5. iterate between channels at 10 second intervals to verify reception quality</text:p>
      <text:p text:style-name="P4">6. iterate again, record<text:span text:style-name="T12">ing</text:span> channel, signal strength, notes, channel mode, resolution, signal type from tv's channel info button</text:p>
      <text:p text:style-name="P4"/>
      <text:p text:style-name="P4"><text:span text:style-name="T23">Test </text:span>Supplies</text:p>
      <text:p text:style-name="P4">1. tv stand, board or wooden chair to place tv on. Cannot contain metal</text:p>
      <text:p text:style-name="P4">2. tv remote</text:p>
      <text:p text:style-name="P4">3. tv with power plug and coaxial antenna socket ( &lt; 200watt)</text:p>
      <text:p text:style-name="P4">4. antenna with coaxial plug (subject of test)</text:p>
      <text:p text:style-name="P4">5. wire snips and wrench to tighten coaxial connection</text:p>
      <text:p text:style-name="P4">6. power inverter with 120V socket. <text:s/>200W minimum continuous, sine</text:p>
      <text:p text:style-name="P4">7. wire to connect inverter to portable car battery (no spill)</text:p>
      <text:p text:style-name="P4">8. pen</text:p>
      <text:p text:style-name="P4">9. log book</text:p>
      <text:p text:style-name="P4">10. camera / phone ok</text:p>
      <text:p text:style-name="P4">11. something to mount the antenna on, such as wooden post (no metal)</text:p>
      <text:p text:style-name="P4"/>
      <text:p text:style-name="P4">Observations <text:s/></text:p>
      <text:p text:style-name="P4"/>
      <text:p text:style-name="P5"><text:soft-page-break/>Results from test<text:span text:style-name="T11">ing sessions were logged. Results of the first field test (on March 3, 2015) were checked against results from garage testing (near a “normal” amount of metal objects and tv powered by wall AC outlet) to identify some general, local signal availability and reception biases. Subsequent testing mainly occurred at “garage” location; not ideal <text:s/>compared to field testing, but adequate for early prototype testing. </text:span></text:p>
      <text:p text:style-name="P5"/>
      <text:p text:style-name="P30">A general overview of the project log and notes follows:</text:p>
      <text:p text:style-name="P1"/>
      <text:p text:style-name="P3"><text:span text:style-name="T18">Log for </text:span>March 2, 2015</text:p>
      <text:p text:style-name="P15">First entry. <text:span text:style-name="T10">Field Test plan made. Balun based on </text:span></text:p>
      <text:p text:style-name="P6">version 1 prototype 1, garage tested <text:span text:style-name="T24">successfully.</text:span></text:p>
      <text:p text:style-name="P6">Log for March 3, 2015</text:p>
      <text:p text:style-name="P6">version 1 prototype 3, field tested, reception of some channels suggest partial performance similar to directional rooftop antenna</text:p>
      <text:p text:style-name="P6">Log for March 19, 2015</text:p>
      <text:p text:style-name="P6">version 2 prototype 4, garage tested, partial channels, saturation issues</text:p>
      <text:p text:style-name="P6">version 2 prototype 5, reception improves, saturation issues continue</text:p>
      <text:p text:style-name="P6">version 2 prototype 6, reception improves, instability issues</text:p>
      <text:p text:style-name="P6">version 3 prototype 1, <text:span text:style-name="T13">no balun, receives more channels, more instability issues</text:span></text:p>
      <text:p text:style-name="P7">version 4 prototype 1, general improvent, worse for 1 channel</text:p>
      <text:p text:style-name="P7">version 5 prototype 1, not viewable, but recognizes all channels</text:p>
      <text:p text:style-name="P7">version 5 prototype 2, a couple channels viewable, receiver saturation issues</text:p>
      <text:p text:style-name="P7">Log for March 20, 2015</text:p>
      <text:p text:style-name="P7">version 5 prototype 3</text:p>
      <text:p text:style-name="P7">version 6 prototype 1</text:p>
      <text:p text:style-name="P7">version 7 prototype 1</text:p>
      <text:p text:style-name="P7">Log for March 25, 2015</text:p>
      <text:p text:style-name="P7">version 8 prototype 1</text:p>
      <text:p text:style-name="P7">version 15 prototype 1, detailed <text:span text:style-name="T15">experiment and </text:span>analysis completed</text:p>
      <text:p text:style-name="P7">Log for March 27, 2015</text:p>
      <text:p text:style-name="P7">version 16 prototype 1, received more channels, missing some vhf</text:p>
      <text:p text:style-name="P7">version 17 prototype 1, ditto</text:p>
      <text:p text:style-name="P7">version 18 prototype 1, less channels</text:p>
      <text:p text:style-name="P7">version 19 prototype 1, ditto, only 1 vhf missing</text:p>
      <text:p text:style-name="P7">version 20 prototype 1, fewer channels</text:p>
      <text:p text:style-name="P7">version 21 prototype 1, missing some vhf</text:p>
      <text:p text:style-name="P7">version 22 prototype 1, generally good reception</text:p>
      <text:p text:style-name="P8">Log for March 31, 2015</text:p>
      <text:p text:style-name="P8"><text:soft-page-break/>version 23 prototype 1, missing a vhf</text:p>
      <text:p text:style-name="P8">version 24 prototype 1, intermitted on one vhf channel</text:p>
      <text:p text:style-name="P9">Log for April 21, 2015</text:p>
      <text:p text:style-name="P10">redesigned balun, inside recycled glass seasoning jars, rf shielded w/ exposed connectors</text:p>
      <text:p text:style-name="P10">Log for April 28, 2015</text:p>
      <text:p text:style-name="P10">built modularized antenna parts for trying combinations</text:p>
      <text:p text:style-name="P10">Log for April 30, 2015</text:p>
      <text:p text:style-name="P10">11 versions with varying dimensions and shapes tested</text:p>
      <text:p text:style-name="P11">Log for May 2, 2015</text:p>
      <text:p text:style-name="P11">11 more versions with varying dimensions and shapes tested</text:p>
      <text:p text:style-name="P12">Log for May 4, 2015</text:p>
      <text:p text:style-name="P12">14 more versions with varying dimensions and shapes tested</text:p>
      <text:p text:style-name="P12"><text:span text:style-name="T14">50</text:span> more of one version iterating by dimension tested</text:p>
      <text:p text:style-name="P13">Log for May 19, 2015</text:p>
      <text:p text:style-name="P13">Revised balun by integrating into antenna design</text:p>
      <text:p text:style-name="P14">June 4, 2015</text:p>
      <text:p text:style-name="P7"><text:span text:style-name="T16">spot tested</text:span> a range of antenna <text:span text:style-name="T17">parameters</text:span></text:p>
      <text:p text:style-name="P14">July 13, 2015</text:p>
      <text:p text:style-name="P14">proof-of-concept prototype receives many channels, 1 vhf missing depending on tv or location</text:p>
      <text:p text:style-name="P22"/>
      <text:p text:style-name="P1">Analysis</text:p>
      <text:p text:style-name="P1"/>
      <text:p text:style-name="P21">Analyses are logged between test sessions. Sometimes analysis <text:s/>were written into the test log for convenience.</text:p>
      <text:p text:style-name="P1"/>
      <text:p text:style-name="P1">Conclusion</text:p>
      <text:p text:style-name="P1"/>
      <text:p text:style-name="P23">An antenna can be built that meets performance features and build parameters.</text:p>
      <text:p text:style-name="P1"/>
      <text:p text:style-name="P1">Discussion and additional observations</text:p>
      <text:p text:style-name="P1"/>
      <text:p text:style-name="P23">TV Halo tv antenna is focused on making a frugal design using 75ohm coaxial cable. A companion project TV Manna is a smaller design engineered as an original equipment manufactured part.</text:p>
      <text:p text:style-name="P23"/>
      <text:p text:style-name="P24">Chris Trask's “A Single-Core 4:1 Current Balun of Improved Performance” balun design was chosen because of it's application to wide-band signals and simple design. <text:s/>The first <text:soft-page-break/>baluns were made of wire <text:span text:style-name="T25">and</text:span> a <text:span text:style-name="T25">ferrite toroid core salvaged from computer peripheral cables. See FIGURE-10.png </text:span></text:p>
      <text:p text:style-name="P24"/>
      <text:p text:style-name="P31">The second version baluns were built into salvaged glass seasoning containers. The circuit used two wire sizes, one for input, and a smaller one for output to assist impedance bias per <text:s/>properties of mutual induction of wire. <text:s/>The common core was a tube of dielectric usually found wrapped around wire as insulation. RF shielding consisted of SCC 100 (cat 23091005) and one other unknown Static Shield Bag cut to fit each side of the cylindrical jars with circa 30 degrees of separation between ends to prevent closed-circuit eddies, and double walled to cover the unprotected spaces. Paper was added between the balun circuit and RF shielding as a dielectric. One side of a transmission line (75ohm cable) consisted of a 75ohm coaxial plug; The other side terminated at the balun circuit inside the jar. Two other wires protruded from the lid, each connecting to antenna via an uninsulated metal tube that fit the wire. <text:s/>Four of these baluns were made with a range of different wire sizes to match various antenna and cable sizes. <text:span text:style-name="T30">See FIGURE-11.jpg</text:span></text:p>
      <text:p text:style-name="P24"/>
      <text:p text:style-name="P25">The third balun was built into the antenna. This is how the circuit evolved on May 19, 2015:</text:p>
      <text:p text:style-name="P25"/>
      <text:p text:style-name="P25">Figure 4 “Improved 4:1 Current Balun” in Chris Trask's “4:1 Current Balun for Improved Performance” paper was rewritten into a physical circuit diagram for the first version of the balun. <text:s/>This was restated for version 3. See FIGURE-5.jpg.</text:p>
      <text:p text:style-name="P25"/>
      <text:p text:style-name="P25">Given that transformers tend to have hysteresis and core related eddies that may generate interference, and that impedance over matching might forced through varying primary and secondary winding wire sizes, the question was asked: <text:s/>Is it possible to replace the balun transformers by using coaxial induction? <text:s/>Since the antenna uses coaxial induction already, a possibility existed to reduce the <text:span text:style-name="T26">complexity of the circuit. The balun circuit was re-drawn. See FIGURE-6.jpg.</text:span></text:p>
      <text:p text:style-name="P25"/>
      <text:p text:style-name="P26">It becomes apparent that the primary winding can be replaced with two monopole antennas. See FIGURE-7.jpg.</text:p>
      <text:p text:style-name="P26"/>
      <text:p text:style-name="P26">Since nothing of significance separates the two monopoles in Figure 7, the antenna-balun circuit becomes one monopole. See FIGURE-8.jpg</text:p>
      <text:p text:style-name="P26"/>
      <text:p text:style-name="P26">For a loop antenna, where the terminations are coupled. <text:span text:style-name="T27">The antenna-balun circuit simplifies. See FIGURE-9.jpg and FIGURE-1.odg.</text:span></text:p>
      <text:p text:style-name="P1"/>
      <text:p text:style-name="P1"><text:soft-page-break/>Section VI. Patent status</text:p>
      <text:p text:style-name="P1"/>
      <text:p text:style-name="P1">VI.A. The approximate time period which this innovation was developed: 201<text:span text:style-name="T28">5</text:span></text:p>
      <text:p text:style-name="P1"/>
      <text:p text:style-name="P1">VI.B. Previous or contemplated publication or public disclosure including dates:</text:p>
      <text:p text:style-name="P1"/>
      <text:p text:style-name="P1">none this century.</text:p>
      <text:p text:style-name="P1"/>
      <text:p text:style-name="P1">VI.C. Questions for software only. (N/A)</text:p>
      <text:p text:style-name="P1"/>
      <text:p text:style-name="P1">VI.D. Development history</text:p>
      <text:p text:style-name="P1"/>
      <text:p text:style-name="P1">VI.D.1. First disclosure to others: <text:span text:style-name="T24">2015</text:span></text:p>
      <text:p text:style-name="P1">VI.D.2. First sketch, drawing, logic chart or code: <text:span text:style-name="T24">2015</text:span></text:p>
      <text:p text:style-name="P1">VI.D.3. First written description: <text:span text:style-name="T24">2015</text:span></text:p>
      <text:p text:style-name="P1">VI.D.4. Completion of first prototype: <text:span text:style-name="T24">2015</text:span></text:p>
      <text:p text:style-name="P1">VI.D.5. First successful operational test: <text:span text:style-name="T24">2</text:span> March 201<text:span text:style-name="T24">5</text:span> <text:span text:style-name="T24">near dusk</text:span> PST <text:span text:style-name="T24">(first prototype)</text:span></text:p>
      <text:p text:style-name="P1">VI.D.6. Contribution of innovators: <text:s/>Liselotte Scheu provided tools and materials. <text:span text:style-name="T28">Benjamin Brink, design and testing.</text:span></text:p>
      <text:p text:style-name="P1">VI.D.7. Indicate any past, present, or contemplated government use of the innovation:</text:p>
      <text:p text:style-name="P1"/>
      <text:p text:style-name="P1">unknow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1" officeooo:paragraph-rsid="00106c96"/>
    </style:style>
    <style:style style:name="MP2" style:family="paragraph" style:parent-style-name="Standard">
      <style:text-properties style:font-name="Ubuntu1"/>
    </style:style>
    <style:style style:name="MT1" style:family="text">
      <style:text-properties officeooo:rsid="00106c96"/>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4</text:page-number> of <text:page-count>7</text:page-count> on <text:date style:data-style-name="N84" text:date-value="2015-07-08T13:05:46.750106150" text:fixed="true">2015-07-08</text:date></text:p>
        <text:p text:style-name="MP2">file: PRIOR-ART-PROOF-OF-CONCEPT.odt<text:tab/><text:tab/>Copyright (c) 201<text:span text:style-name="MT1">5</text:span> Benjamin B. Brink</text:p>
        <text:p text:style-name="MP2">Licensed under the TAPR Open Hardware License (<text:a xlink:type="simple" xlink:href="http://www.tapr.org/OHL" text:style-name="Internet_20_link" text:visited-style-name="Visited_20_Internet_20_Link">www.tapr.org/OHL</text:a>) and </text:p>
        <text:p text:style-name="MP2"><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4T17:02:44.322513000</dc:date>
    <meta:editing-duration>P2DT18H33M31S</meta:editing-duration>
    <meta:editing-cycles>188</meta:editing-cycles>
    <meta:generator>LibreOffice/4.3.4.1$MacOSX_x86 LibreOffice_project/bc356b2f991740509f321d70e4512a6a54c5f243</meta:generator>
    <meta:document-statistic meta:table-count="0" meta:image-count="0" meta:object-count="0" meta:page-count="7" meta:paragraph-count="132" meta:word-count="1920" meta:character-count="12220" meta:non-whitespace-character-count="10355"/>
  </office:meta>
</office:document-meta>
</file>